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文泉驿等宽正黑" svg:font-family="文泉驿等宽正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文泉驿等宽正黑" fo:font-size="11pt" style:font-name-asian="文泉驿等宽正黑" style:font-size-asian="11pt" style:font-size-complex="11pt"/>
    </style:style>
    <style:style style:name="P2" style:family="paragraph" style:parent-style-name="Standard">
      <style:text-properties style:font-name="文泉驿等宽正黑" fo:font-size="9pt" style:font-name-asian="文泉驿等宽正黑" style:font-size-asian="9pt" style:font-size-complex="9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Text_20_body">
      <style:text-properties style:font-name="文泉驿等宽正黑" fo:font-size="11pt" style:font-name-asian="文泉驿等宽正黑" style:font-size-asian="11pt" style:font-size-complex="11pt"/>
    </style:style>
    <style:style style:name="P5" style:family="paragraph" style:parent-style-name="Standard">
      <style:text-properties style:font-name="文泉驿等宽正黑" fo:font-size="11pt" style:font-name-asian="文泉驿等宽正黑" style:font-size-asian="11pt" style:font-size-complex="11pt"/>
    </style:style>
    <style:style style:name="T1" style:family="text">
      <style:text-properties style:font-name="文泉驿等宽正黑" style:font-name-asian="文泉驿等宽正黑"/>
    </style:style>
    <style:style style:name="T2" style:family="text">
      <style:text-properties style:font-name="文泉驿等宽正黑" fo:font-size="11pt" style:font-name-asian="文泉驿等宽正黑" style:font-size-asian="11pt" style:font-size-complex="11pt"/>
    </style:style>
    <style:style style:name="T3" style:family="text">
      <style:text-properties style:font-name="文泉驿等宽正黑" style:font-name-asian="文泉驿等宽正黑"/>
    </style:style>
    <style:style style:name="T4" style:family="text">
      <style:text-properties style:font-name="文泉驿等宽正黑" fo:font-size="11pt" style:font-name-asian="文泉驿等宽正黑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37"/><text:span text:style-name="T2"><text:s text:c="6"/>介绍CouchDB的couch_event_sup</text:span></text:p>
      <text:p text:style-name="P1"/>
      <text:p text:style-name="P1"/>
      <text:p text:style-name="P1">1. erlang的error_logger &amp; gen_event</text:p>
      <text:p text:style-name="P1">erlang的error_logger模块是一个gen_event, 它默认实现了一个日志处理的handler, 我们也可以自定义自己的日志处理handler, 实现日志不同格式的输出, 或者把日志同步输入到文件中等.</text:p>
      <text:p text:style-name="P1"/>
      <text:p text:style-name="P1">例如(下面代码实现一个简单的gen_event handler模块, 它将错误日志按照自定义格式输出):</text:p>
      <text:p text:style-name="P2">-module(my_log).</text:p>
      <text:p text:style-name="P2">-behaviour(gen_event).</text:p>
      <text:p text:style-name="P2">%% gen_event callbacks</text:p>
      <text:p text:style-name="P2">-export([init/1, handle_event/2, handle_call/2, </text:p>
      <text:p text:style-name="P2"><text:tab/> handle_info/2, terminate/2, code_change/3]).</text:p>
      <text:p text:style-name="P2">init(Args) -&gt;</text:p>
      <text:p text:style-name="P2"><text:s text:c="4"/>io:format("***my_log init***: ~p~n", [Args]),</text:p>
      <text:p text:style-name="P2"><text:s text:c="4"/>{ok, []}.</text:p>
      <text:p text:style-name="P2">handle_event(ErrorMsg, State) -&gt;</text:p>
      <text:p text:style-name="P2"><text:s text:c="4"/>io:format("***my_log error***: ~p~n", [ErrorMsg]),</text:p>
      <text:p text:style-name="P2"><text:s text:c="4"/>{ok, State}.</text:p>
      <text:p text:style-name="P2">handle_call(_Request, State) -&gt;</text:p>
      <text:p text:style-name="P2"><text:s text:c="4"/>Reply = ok,</text:p>
      <text:p text:style-name="P2"><text:s text:c="4"/>{ok, Reply, State}.</text:p>
      <text:p text:style-name="P2">handle_info(_Info, State) -&gt;</text:p>
      <text:p text:style-name="P2"><text:s text:c="4"/>{ok, State}.</text:p>
      <text:p text:style-name="P2">terminate(Reason, _State) -&gt;</text:p>
      <text:p text:style-name="P2"><text:s text:c="4"/>io:format("***my_log terminate***: ~p~n", [Reason]),</text:p>
      <text:p text:style-name="P2"><text:s text:c="4"/>ok.</text:p>
      <text:p text:style-name="P2">code_change(_OldVsn, State, _Extra) -&gt;</text:p>
      <text:p text:style-name="P2"><text:s text:c="4"/>{ok, State}.</text:p>
      <text:p text:style-name="P1"/>
      <text:p text:style-name="P1">测试:</text:p>
      <text:p text:style-name="P1">error_logger:error_msg("test msg ~n", []). <text:s text:c="3"/>%% error_logger的默认行为</text:p>
      <text:p text:style-name="P1">=ERROR REPORT==== 16-Aug-2010::10:42:38 === </text:p>
      <text:p text:style-name="P1">test msg </text:p>
      <text:p text:style-name="P1">ok </text:p>
      <text:p text:style-name="P1">gen_event:add_handler(error_logger, my_log, "init args"). %% 添加自定义的handler</text:p>
      <text:p text:style-name="P1">***my_log init***: "init args" </text:p>
      <text:p text:style-name="P1">ok </text:p>
      <text:p text:style-name="P1">error_logger:error_msg("test msg ~n", []). <text:s text:c="2"/>%% 会输出自定义的error message <text:s text:c="6"/></text:p>
      <text:p text:style-name="P1">***my_log error***: {error,&lt;0.26.0&gt;,{&lt;0.37.0&gt;,"test msg ~n",[]}} </text:p>
      <text:p text:style-name="P1">=ERROR REPORT==== 16-Aug-2010::10:43:05 === </text:p>
      <text:p text:style-name="P1">test msg </text:p>
      <text:p text:style-name="P1">ok </text:p>
      <text:p text:style-name="P1">gen_event:delete_handler(error_logger, my_log, "delete reason"). %% 删除自定义的handler</text:p>
      <text:p text:style-name="P1"><text:soft-page-break/>***my_log terminate***: "delete reason" </text:p>
      <text:p text:style-name="P1">ok </text:p>
      <text:p text:style-name="P1">error_logger:error_msg("test msg ~n", []). <text:s text:c="6"/>%% 回复error_logger的默认行为 <text:s text:c="9"/>=ERROR REPORT==== 16-Aug-2010::10:43:31 === </text:p>
      <text:p text:style-name="P1">test msg </text:p>
      <text:p text:style-name="P1">ok </text:p>
      <text:p text:style-name="P1"/>
      <text:p text:style-name="P1">注意:</text:p>
      <text:p text:style-name="P1">我们使用这两个APIs来添加或者删除handler</text:p>
      <text:p text:style-name="P1">gen_event:<text:bookmark text:name="add_handler/3"/>add_handler(EventMgrRef, Handler, <text:bookmark text:name="add_handler/31"/>Args) -&gt; Result</text:p>
      <text:p text:style-name="P1">gen_event:<text:bookmark text:name="delete_handler/3"/>delete_handler(EventMgrRef, Handler, Args) -&gt; Result</text:p>
      <text:p text:style-name="P1">同调用下面两个error_logger模块封装好的APIs效果是一样的:</text:p>
      <text:p text:style-name="P1"><text:bookmark text:name="add_report_handler-2"/>error_logger:add_report_handler(Handler, Args) -&gt; Result</text:p>
      <text:p text:style-name="P1">error_logger:<text:bookmark text:name="delete_report_handler-1"/>delete_report_handler(Handler) -&gt; Result</text:p>
      <text:p text:style-name="P1"/>
      <text:p text:style-name="P1">2. gen_event:add_handler/3和gen_event:add_sup_handler/3的区别</text:p>
      <text:p text:style-name="P4"><text:bookmark text:name="add_handler/32"/>&lt;1&gt; add_handler(EventMgrRef, Handler, Args) -&gt; Result</text:p>
      <text:p text:style-name="P4">添加一个新的handler到event manager, 将会调用Module:init来初始化这个新的handler.</text:p>
      <text:p text:style-name="P4"/>
      <text:p text:style-name="P4"><text:bookmark text:name="add_sup_handler/3"/>&lt;2&gt; add_sup_handler(EventMgrRef, Handler, Args) -&gt; Result</text:p>
      <text:p text:style-name="P4">同add_handler/3功能类似, 也是添加一个新的handler到event manager, 并且调用Module:init来初始化新的handler, 不同点是会监控event handler和调用进程(call process)之间的connection.</text:p>
      <text:p text:style-name="P4"/>
      <text:p text:style-name="P4">a. 如果调用进程(call process) terminates with Reason, 则event manager将通过调用</text:p>
      <text:p text:style-name="P4">Module:terminate/2, 并且以{stop, Reason}作为参数来删除这个handler.</text:p>
      <text:p text:style-name="P4">b. 如果新的handler被删除, 则event manager将发送{gen_event_EXIT,Handler,Reason}消息到调用进程(call process).</text:p>
      <text:p text:style-name="P4"/>
      <text:p text:style-name="P1">3. couch_event_sup模块:</text:p>
      <text:p text:style-name="P1">这个模块实质上的作用是把gen_event handler和它的调用进程(call process)结合起来, 我们可以通过调用:</text:p>
      <text:p text:style-name="P1">{ok, CallProcessPid} = couch_event_sup:start_link(error_logger, my_log, Args)</text:p>
      <text:p text:style-name="P1">来代替调用</text:p>
      <text:p text:style-name="P1">ok = gen_event:add_sup_handler(error_logger, my_log, Args)</text:p>
      <text:p text:style-name="P3"><text:span text:style-name="T1">在调用couch_event_sup:start_link/3之后, 会启动一个gen_server进程, 这个新的进程就是gen_event handler my_log对应的调用进程(call process), 通过这种方式把gen_event handler和它对应的call process结合起来, 这样gen_event handler就可以作为进程树的一部分像</text:span><text:soft-page-break/><text:span text:style-name="T1">gen_server一样被监控, 可以被随意的start, restart, shutdown.</text:span></text:p>
      <text:p text:style-name="P1"/>
      <text:p text:style-name="P1">例如:</text:p>
      <text:p text:style-name="P1">如果event handler停止, 则对应的gen_server由于gen_event_EXIT消息也会停止.</text:p>
      <text:p text:style-name="P1">停止gen_server, 则event handler对于对应的calll process停止也会被删除. </text:p>
      <text:p text:style-name="P1">启动gen_server, event handler会被添加.</text:p>
      <text:p text:style-name="P1"/>
      <text:p text:style-name="P1">具体实现代码:</text:p>
      <text:p text:style-name="P2">-module(couch_event_sup). </text:p>
      <text:p text:style-name="P2">-behaviour(gen_server). </text:p>
      <text:p text:style-name="P2">-include("couch_db.hrl"). </text:p>
      <text:p text:style-name="P2">-export([start_link/3,start_link/4, stop/1]). </text:p>
      <text:p text:style-name="P2">-export([init/1, terminate/2, handle_call/3, handle_cast/2, handle_info/2,code_change/3]). </text:p>
      <text:p text:style-name="P2"/>
      <text:p text:style-name="P2">start_link(EventMgr, EventHandler, Args) -&gt; </text:p>
      <text:p text:style-name="P2"><text:s text:c="4"/>gen_server:start_link(couch_event_sup, {EventMgr, EventHandler, Args}, []). </text:p>
      <text:p text:style-name="P2"/>
      <text:p text:style-name="P2">start_link(ServerName, EventMgr, EventHandler, Args) -&gt; </text:p>
      <text:p text:style-name="P2"><text:s text:c="4"/>gen_server:start_link(ServerName, couch_event_sup, {EventMgr, EventHandler, Args}, []). </text:p>
      <text:p text:style-name="P2"/>
      <text:p text:style-name="P2">stop(Pid) -&gt; </text:p>
      <text:p text:style-name="P2"><text:s text:c="4"/>gen_server:cast(Pid, stop). </text:p>
      <text:p text:style-name="P2"/>
      <text:p text:style-name="P2">init({EventMgr, EventHandler, Args}) -&gt; </text:p>
      <text:p text:style-name="P2"><text:s text:c="4"/>ok = gen_event:add_sup_handler(EventMgr, EventHandler, Args), </text:p>
      <text:p text:style-name="P2"><text:s text:c="4"/>{ok, {EventMgr, EventHandler}}. </text:p>
      <text:p text:style-name="P2"/>
      <text:p text:style-name="P2">terminate(_Reason, _State) -&gt; </text:p>
      <text:p text:style-name="P2"><text:s text:c="4"/>ok. </text:p>
      <text:p text:style-name="P2"/>
      <text:p text:style-name="P2">handle_call(_Whatever, _From, State) -&gt; </text:p>
      <text:p text:style-name="P2"><text:s text:c="4"/>{ok, State}. </text:p>
      <text:p text:style-name="P2"/>
      <text:p text:style-name="P2">handle_cast(stop, State) -&gt; </text:p>
      <text:p text:style-name="P2"><text:s text:c="4"/>{stop, normal, State}. </text:p>
      <text:p text:style-name="P2"/>
      <text:p text:style-name="P2">handle_info({gen_event_EXIT, _Handler, Reason}, State) -&gt; </text:p>
      <text:p text:style-name="P2"><text:s text:c="4"/>{stop, Reason, State}. </text:p>
      <text:p text:style-name="P2"/>
      <text:p text:style-name="P2">code_change(_OldVsn, State, _Extra) -&gt; </text:p>
      <text:p text:style-name="P2"><text:s text:c="4"/>{ok, State}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文泉驿等宽正黑" svg:font-family="文泉驿等宽正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qiang </meta:initial-creator>
    <meta:creation-date>2010-08-16T10:29:15</meta:creation-date>
    <meta:generator>OpenOffice.org/3.2$Linux OpenOffice.org_project/320m12$Build-9483</meta:generator>
    <dc:date>2010-08-16T15:00:41</dc:date>
    <dc:creator>liqiang </dc:creator>
    <meta:editing-duration>PT00H53M13S</meta:editing-duration>
    <meta:editing-cycles>24</meta:editing-cycles>
    <meta:document-statistic meta:table-count="0" meta:image-count="0" meta:object-count="0" meta:page-count="3" meta:paragraph-count="94" meta:word-count="586" meta:character-count="3984"/>
  </office:meta>
</office:document-meta>
</file>